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 style:data-style-name="N0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 style:data-style-name="N0">
      <style:table-cell-properties fo:border-bottom="none" fo:border-left="0.74pt solid #000000" fo:border-right="0.74pt solid #000000" fo:border-top="none"/>
    </style:style>
    <style:style style:name="ce7" style:family="table-cell" style:parent-style-name="Default" style:data-style-name="N0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0"/>
    <style:style style:name="ce9" style:family="table-cell" style:parent-style-name="Default" style:data-style-name="N108">
      <style:table-cell-properties fo:border-bottom="none" fo:background-color="#cccccc" fo:border-left="0.74pt solid #000000" fo:border-right="0.74pt solid #000000" fo:border-top="0.74pt solid #000000"/>
    </style:style>
    <style:style style:name="ce10" style:family="table-cell" style:parent-style-name="Default" style:data-style-name="N108">
      <style:table-cell-properties fo:border-bottom="none" fo:background-color="#cccccc" fo:border-left="0.74pt solid #000000" fo:border-right="0.74pt solid #000000" fo:border-top="none"/>
    </style:style>
    <style:style style:name="ce11" style:family="table-cell" style:parent-style-name="Default" style:data-style-name="N108">
      <style:table-cell-properties fo:border-bottom="0.74pt solid #000000" fo:background-color="#cccccc" fo:border-left="0.74pt solid #000000" fo:border-right="0.74pt solid #000000" fo:border-top="none"/>
    </style:style>
    <style:style style:name="ce12" style:family="table-cell" style:parent-style-name="Default" style:data-style-name="N0">
      <style:table-cell-properties fo:border-bottom="0.74pt solid #000000" fo:background-color="#cccccc" fo:border-left="0.74pt solid #000000" fo:border-right="none" fo:border-top="0.74pt solid #000000"/>
    </style:style>
    <style:style style:name="ce13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 style:data-style-name="N108">
      <style:table-cell-properties fo:border-bottom="none" fo:border-left="0.74pt solid #000000" fo:border-right="0.74pt solid #000000" fo:border-top="none"/>
    </style:style>
    <style:style style:name="ce15" style:family="table-cell" style:parent-style-name="Default" style:data-style-name="N108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 style:data-style-name="N0">
      <style:table-cell-properties fo:border-bottom="0.74pt solid #000000" fo:background-color="#cccccc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cccccc" fo:border-left="0.74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 style:data-style-name="N0">
      <style:table-cell-properties fo:border-bottom="0.74pt solid #000000" fo:background-color="#cccccc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kkerij Krokant</text:p>
          </table:table-cell>
          <table:covered-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ce2" office:value-type="string" calcext:value-type="string" table:number-columns-spanned="2" table:number-rows-spanned="1">
            <text:p>Prijslijst aanmaken voor</text:p>
          </table:table-cell>
          <table:covered-table-cell table:style-name="ce18"/>
          <table:table-cell/>
        </table:table-row>
        <table:table-row table:style-name="ro2">
          <table:table-cell table:style-name="ce2" office:value-type="string" calcext:value-type="string">
            <text:p>Wit broodje</text:p>
          </table:table-cell>
          <table:table-cell table:style-name="ce9" office:value-type="currency" office:currency="EUR" office:value="0.25" calcext:value-type="currency">
            <text:p>0,25 EUR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9" office:value-type="string" calcext:value-type="string">
            <text:p>stuks</text:p>
          </table:table-cell>
          <table:table-cell/>
        </table:table-row>
        <table:table-row table:style-name="ro2">
          <table:table-cell table:style-name="ce3" office:value-type="string" calcext:value-type="string">
            <text:p>Grijs broodje</text:p>
          </table:table-cell>
          <table:table-cell table:style-name="ce10" office:value-type="currency" office:currency="EUR" office:value="0.27" calcext:value-type="currency">
            <text:p>0,27 EUR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oodje met sesamzaadjes</text:p>
          </table:table-cell>
          <table:table-cell table:style-name="ce10" office:value-type="currency" office:currency="EUR" office:value="0.3" calcext:value-type="currency">
            <text:p>0,30 EUR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offiekoek</text:p>
          </table:table-cell>
          <table:table-cell table:style-name="ce10" office:value-type="currency" office:currency="EUR" office:value="0.6" calcext:value-type="currency">
            <text:p>0,60 EUR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boterkoek</text:p>
          </table:table-cell>
          <table:table-cell table:style-name="ce11" office:value-type="currency" office:currency="EUR" office:value="0.5" calcext:value-type="currency">
            <text:p>0,50 EUR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5"/>
        </table:table-row>
        <table:table-row table:style-name="ro3">
          <table:table-cell table:style-name="Default"/>
          <table:table-cell table:style-name="ce12" table:formula="of:=[.$A4]" office:value-type="string" office:string-value="Wit broodje" calcext:value-type="string">
            <text:p>Wit broodje</text:p>
          </table:table-cell>
          <table:table-cell table:style-name="ce16" table:formula="of:=[.$A5]" office:value-type="string" office:string-value="Grijs broodje" calcext:value-type="string">
            <text:p>Grijs broodje</text:p>
          </table:table-cell>
          <table:table-cell table:style-name="ce16" table:formula="of:=[.$A6]" office:value-type="string" office:string-value="Broodje met sesamzaadjes" calcext:value-type="string">
            <text:p>Broodje met sesamzaadjes</text:p>
          </table:table-cell>
          <table:table-cell table:style-name="ce16" table:formula="of:=[.$A7]" office:value-type="string" office:string-value="koffiekoek" calcext:value-type="string">
            <text:p>koffiekoek</text:p>
          </table:table-cell>
          <table:table-cell table:style-name="ce20" table:formula="of:=[.$A8]" office:value-type="string" office:string-value="boterkoek" calcext:value-type="string">
            <text:p>boterkoek</text:p>
          </table:table-cell>
        </table:table-row>
        <table:table-row table:style-name="ro2">
          <table:table-cell table:style-name="ce5" table:formula="of:=IF(ISNUMBER([.$D$4]);1;&quot;&quot;)" office:value-type="float" office:value="1" calcext:value-type="float">
            <text:p>1</text:p>
          </table:table-cell>
          <table:table-cell table:style-name="ce13" table:formula="of:=IF(AND(ISNUMBER([.$A11]);ISNUMBER([.$B$4]));[.A11]*[.$B$4];&quot;&quot;)" office:value-type="currency" office:currency="EUR" office:value="0.25" calcext:value-type="currency">
            <text:p>0,25 EUR</text:p>
          </table:table-cell>
          <table:table-cell table:style-name="ce13" table:formula="of:=IF(AND(ISNUMBER([.$A11]);ISNUMBER([.$B$4]));[.A11]*[.$B$5];&quot;&quot;)" office:value-type="currency" office:currency="EUR" office:value="0.27" calcext:value-type="currency">
            <text:p>0,27 EUR</text:p>
          </table:table-cell>
          <table:table-cell table:style-name="ce13" table:formula="of:=IF(AND(ISNUMBER([.$A11]);ISNUMBER([.$B$6]));[.A11]*[.$B$6];&quot;&quot;)" office:value-type="currency" office:currency="EUR" office:value="0.3" calcext:value-type="currency">
            <text:p>0,30 EUR</text:p>
          </table:table-cell>
          <table:table-cell table:style-name="ce13" table:formula="of:=IF(AND(ISNUMBER([.$A11]);ISNUMBER([.$B$7]));[.A11]*[.$B$7];&quot;&quot;)" office:value-type="currency" office:currency="EUR" office:value="0.6" calcext:value-type="currency">
            <text:p>0,60 EUR</text:p>
          </table:table-cell>
          <table:table-cell table:style-name="ce13" table:formula="of:=IF(AND(ISNUMBER([.$A11]);ISNUMBER([.$B$8]));[.A11]*[.$B$8];&quot;&quot;)" office:value-type="currency" office:currency="EUR" office:value="0.5" calcext:value-type="currency">
            <text:p>0,50 EUR</text:p>
          </table:table-cell>
        </table:table-row>
        <table:table-row table:style-name="ro2">
          <table:table-cell table:formula="of:=IF(AND(ISNUMBER([.A11]);[.A11]&lt;[.$D$4]);[.A11]+1;&quot;&quot;)" office:value-type="float" office:value="2" calcext:value-type="float">
            <text:p>2</text:p>
          </table:table-cell>
          <table:table-cell table:style-name="ce14" table:formula="of:=IF(AND(ISNUMBER([.$A12]);ISNUMBER([.$B$4]));[.A12]*[.$B$4];&quot;&quot;)" office:value-type="currency" office:currency="EUR" office:value="0.5" calcext:value-type="currency">
            <text:p>0,50 EUR</text:p>
          </table:table-cell>
          <table:table-cell table:style-name="ce14" table:formula="of:=IF(AND(ISNUMBER([.$A12]);ISNUMBER([.$B$4]));[.A12]*[.$B$5];&quot;&quot;)" office:value-type="currency" office:currency="EUR" office:value="0.54" calcext:value-type="currency">
            <text:p>0,54 EUR</text:p>
          </table:table-cell>
          <table:table-cell table:style-name="ce14" table:formula="of:=IF(AND(ISNUMBER([.$A12]);ISNUMBER([.$B$6]));[.A12]*[.$B$6];&quot;&quot;)" office:value-type="currency" office:currency="EUR" office:value="0.6" calcext:value-type="currency">
            <text:p>0,60 EUR</text:p>
          </table:table-cell>
          <table:table-cell table:style-name="ce14" table:formula="of:=IF(AND(ISNUMBER([.$A12]);ISNUMBER([.$B$7]));[.A12]*[.$B$7];&quot;&quot;)" office:value-type="currency" office:currency="EUR" office:value="1.2" calcext:value-type="currency">
            <text:p>1,20 EUR</text:p>
          </table:table-cell>
          <table:table-cell table:style-name="ce14" table:formula="of:=IF(AND(ISNUMBER([.$A12]);ISNUMBER([.$B$8]));[.A12]*[.$B$8];&quot;&quot;)" office:value-type="currency" office:currency="EUR" office:value="1" calcext:value-type="currency">
            <text:p>1,00 EUR</text:p>
          </table:table-cell>
        </table:table-row>
        <table:table-row table:style-name="ro2">
          <table:table-cell table:formula="of:=IF(AND(ISNUMBER([.A12]);[.A12]&lt;[.$D$4]);[.A12]+1;&quot;&quot;)" office:value-type="float" office:value="3" calcext:value-type="float">
            <text:p>3</text:p>
          </table:table-cell>
          <table:table-cell table:style-name="ce14" table:formula="of:=IF(AND(ISNUMBER([.$A13]);ISNUMBER([.$B$4]));[.A13]*[.$B$4];&quot;&quot;)" office:value-type="currency" office:currency="EUR" office:value="0.75" calcext:value-type="currency">
            <text:p>0,75 EUR</text:p>
          </table:table-cell>
          <table:table-cell table:style-name="ce14" table:formula="of:=IF(AND(ISNUMBER([.$A13]);ISNUMBER([.$B$4]));[.A13]*[.$B$5];&quot;&quot;)" office:value-type="currency" office:currency="EUR" office:value="0.81" calcext:value-type="currency">
            <text:p>0,81 EUR</text:p>
          </table:table-cell>
          <table:table-cell table:style-name="ce14" table:formula="of:=IF(AND(ISNUMBER([.$A13]);ISNUMBER([.$B$6]));[.A13]*[.$B$6];&quot;&quot;)" office:value-type="currency" office:currency="EUR" office:value="0.9" calcext:value-type="currency">
            <text:p>0,90 EUR</text:p>
          </table:table-cell>
          <table:table-cell table:style-name="ce14" table:formula="of:=IF(AND(ISNUMBER([.$A13]);ISNUMBER([.$B$7]));[.A13]*[.$B$7];&quot;&quot;)" office:value-type="currency" office:currency="EUR" office:value="1.8" calcext:value-type="currency">
            <text:p>1,80 EUR</text:p>
          </table:table-cell>
          <table:table-cell table:style-name="ce14" table:formula="of:=IF(AND(ISNUMBER([.$A13]);ISNUMBER([.$B$8]));[.A13]*[.$B$8];&quot;&quot;)" office:value-type="currency" office:currency="EUR" office:value="1.5" calcext:value-type="currency">
            <text:p>1,50 EUR</text:p>
          </table:table-cell>
        </table:table-row>
        <table:table-row table:style-name="ro2">
          <table:table-cell table:formula="of:=IF(AND(ISNUMBER([.A13]);[.A13]&lt;[.$D$4]);[.A13]+1;&quot;&quot;)" office:value-type="float" office:value="4" calcext:value-type="float">
            <text:p>4</text:p>
          </table:table-cell>
          <table:table-cell table:style-name="ce14" table:formula="of:=IF(AND(ISNUMBER([.$A14]);ISNUMBER([.$B$4]));[.A14]*[.$B$4];&quot;&quot;)" office:value-type="currency" office:currency="EUR" office:value="1" calcext:value-type="currency">
            <text:p>1,00 EUR</text:p>
          </table:table-cell>
          <table:table-cell table:style-name="ce14" table:formula="of:=IF(AND(ISNUMBER([.$A14]);ISNUMBER([.$B$4]));[.A14]*[.$B$5];&quot;&quot;)" office:value-type="currency" office:currency="EUR" office:value="1.08" calcext:value-type="currency">
            <text:p>1,08 EUR</text:p>
          </table:table-cell>
          <table:table-cell table:style-name="ce14" table:formula="of:=IF(AND(ISNUMBER([.$A14]);ISNUMBER([.$B$6]));[.A14]*[.$B$6];&quot;&quot;)" office:value-type="currency" office:currency="EUR" office:value="1.2" calcext:value-type="currency">
            <text:p>1,20 EUR</text:p>
          </table:table-cell>
          <table:table-cell table:style-name="ce14" table:formula="of:=IF(AND(ISNUMBER([.$A14]);ISNUMBER([.$B$7]));[.A14]*[.$B$7];&quot;&quot;)" office:value-type="currency" office:currency="EUR" office:value="2.4" calcext:value-type="currency">
            <text:p>2,40 EUR</text:p>
          </table:table-cell>
          <table:table-cell table:style-name="ce14" table:formula="of:=IF(AND(ISNUMBER([.$A14]);ISNUMBER([.$B$8]));[.A14]*[.$B$8];&quot;&quot;)" office:value-type="currency" office:currency="EUR" office:value="2" calcext:value-type="currency">
            <text:p>2,00 EUR</text:p>
          </table:table-cell>
        </table:table-row>
        <table:table-row table:style-name="ro2">
          <table:table-cell table:formula="of:=IF(AND(ISNUMBER([.A14]);[.A14]&lt;[.$D$4]);[.A14]+1;&quot;&quot;)" office:value-type="float" office:value="5" calcext:value-type="float">
            <text:p>5</text:p>
          </table:table-cell>
          <table:table-cell table:style-name="ce14" table:formula="of:=IF(AND(ISNUMBER([.$A15]);ISNUMBER([.$B$4]));[.A15]*[.$B$4];&quot;&quot;)" office:value-type="currency" office:currency="EUR" office:value="1.25" calcext:value-type="currency">
            <text:p>1,25 EUR</text:p>
          </table:table-cell>
          <table:table-cell table:style-name="ce14" table:formula="of:=IF(AND(ISNUMBER([.$A15]);ISNUMBER([.$B$4]));[.A15]*[.$B$5];&quot;&quot;)" office:value-type="currency" office:currency="EUR" office:value="1.35" calcext:value-type="currency">
            <text:p>1,35 EUR</text:p>
          </table:table-cell>
          <table:table-cell table:style-name="ce14" table:formula="of:=IF(AND(ISNUMBER([.$A15]);ISNUMBER([.$B$6]));[.A15]*[.$B$6];&quot;&quot;)" office:value-type="currency" office:currency="EUR" office:value="1.5" calcext:value-type="currency">
            <text:p>1,50 EUR</text:p>
          </table:table-cell>
          <table:table-cell table:style-name="ce14" table:formula="of:=IF(AND(ISNUMBER([.$A15]);ISNUMBER([.$B$7]));[.A15]*[.$B$7];&quot;&quot;)" office:value-type="currency" office:currency="EUR" office:value="3" calcext:value-type="currency">
            <text:p>3,00 EUR</text:p>
          </table:table-cell>
          <table:table-cell table:style-name="ce14" table:formula="of:=IF(AND(ISNUMBER([.$A15]);ISNUMBER([.$B$8]));[.A15]*[.$B$8];&quot;&quot;)" office:value-type="currency" office:currency="EUR" office:value="2.5" calcext:value-type="currency">
            <text:p>2,50 EUR</text:p>
          </table:table-cell>
        </table:table-row>
        <table:table-row table:style-name="ro2">
          <table:table-cell table:formula="of:=IF(AND(ISNUMBER([.A15]);[.A15]&lt;[.$D$4]);[.A15]+1;&quot;&quot;)" office:value-type="float" office:value="6" calcext:value-type="float">
            <text:p>6</text:p>
          </table:table-cell>
          <table:table-cell table:style-name="ce14" table:formula="of:=IF(AND(ISNUMBER([.$A16]);ISNUMBER([.$B$4]));[.A16]*[.$B$4];&quot;&quot;)" office:value-type="currency" office:currency="EUR" office:value="1.5" calcext:value-type="currency">
            <text:p>1,50 EUR</text:p>
          </table:table-cell>
          <table:table-cell table:style-name="ce14" table:formula="of:=IF(AND(ISNUMBER([.$A16]);ISNUMBER([.$B$4]));[.A16]*[.$B$5];&quot;&quot;)" office:value-type="currency" office:currency="EUR" office:value="1.62" calcext:value-type="currency">
            <text:p>1,62 EUR</text:p>
          </table:table-cell>
          <table:table-cell table:style-name="ce14" table:formula="of:=IF(AND(ISNUMBER([.$A16]);ISNUMBER([.$B$6]));[.A16]*[.$B$6];&quot;&quot;)" office:value-type="currency" office:currency="EUR" office:value="1.8" calcext:value-type="currency">
            <text:p>1,80 EUR</text:p>
          </table:table-cell>
          <table:table-cell table:style-name="ce14" table:formula="of:=IF(AND(ISNUMBER([.$A16]);ISNUMBER([.$B$7]));[.A16]*[.$B$7];&quot;&quot;)" office:value-type="currency" office:currency="EUR" office:value="3.6" calcext:value-type="currency">
            <text:p>3,60 EUR</text:p>
          </table:table-cell>
          <table:table-cell table:style-name="ce14" table:formula="of:=IF(AND(ISNUMBER([.$A16]);ISNUMBER([.$B$8]));[.A16]*[.$B$8];&quot;&quot;)" office:value-type="currency" office:currency="EUR" office:value="3" calcext:value-type="currency">
            <text:p>3,00 EUR</text:p>
          </table:table-cell>
        </table:table-row>
        <table:table-row table:style-name="ro2">
          <table:table-cell table:formula="of:=IF(AND(ISNUMBER([.A16]);[.A16]&lt;[.$D$4]);[.A16]+1;&quot;&quot;)" office:value-type="float" office:value="7" calcext:value-type="float">
            <text:p>7</text:p>
          </table:table-cell>
          <table:table-cell table:style-name="ce14" table:formula="of:=IF(AND(ISNUMBER([.$A17]);ISNUMBER([.$B$4]));[.A17]*[.$B$4];&quot;&quot;)" office:value-type="currency" office:currency="EUR" office:value="1.75" calcext:value-type="currency">
            <text:p>1,75 EUR</text:p>
          </table:table-cell>
          <table:table-cell table:style-name="ce14" table:formula="of:=IF(AND(ISNUMBER([.$A17]);ISNUMBER([.$B$4]));[.A17]*[.$B$5];&quot;&quot;)" office:value-type="currency" office:currency="EUR" office:value="1.89" calcext:value-type="currency">
            <text:p>1,89 EUR</text:p>
          </table:table-cell>
          <table:table-cell table:style-name="ce14" table:formula="of:=IF(AND(ISNUMBER([.$A17]);ISNUMBER([.$B$6]));[.A17]*[.$B$6];&quot;&quot;)" office:value-type="currency" office:currency="EUR" office:value="2.1" calcext:value-type="currency">
            <text:p>2,10 EUR</text:p>
          </table:table-cell>
          <table:table-cell table:style-name="ce14" table:formula="of:=IF(AND(ISNUMBER([.$A17]);ISNUMBER([.$B$7]));[.A17]*[.$B$7];&quot;&quot;)" office:value-type="currency" office:currency="EUR" office:value="4.2" calcext:value-type="currency">
            <text:p>4,20 EUR</text:p>
          </table:table-cell>
          <table:table-cell table:style-name="ce14" table:formula="of:=IF(AND(ISNUMBER([.$A17]);ISNUMBER([.$B$8]));[.A17]*[.$B$8];&quot;&quot;)" office:value-type="currency" office:currency="EUR" office:value="3.5" calcext:value-type="currency">
            <text:p>3,50 EUR</text:p>
          </table:table-cell>
        </table:table-row>
        <table:table-row table:style-name="ro2">
          <table:table-cell table:formula="of:=IF(AND(ISNUMBER([.A17]);[.A17]&lt;[.$D$4]);[.A17]+1;&quot;&quot;)" office:value-type="float" office:value="8" calcext:value-type="float">
            <text:p>8</text:p>
          </table:table-cell>
          <table:table-cell table:style-name="ce14" table:formula="of:=IF(AND(ISNUMBER([.$A18]);ISNUMBER([.$B$4]));[.A18]*[.$B$4];&quot;&quot;)" office:value-type="currency" office:currency="EUR" office:value="2" calcext:value-type="currency">
            <text:p>2,00 EUR</text:p>
          </table:table-cell>
          <table:table-cell table:style-name="ce14" table:formula="of:=IF(AND(ISNUMBER([.$A18]);ISNUMBER([.$B$4]));[.A18]*[.$B$5];&quot;&quot;)" office:value-type="currency" office:currency="EUR" office:value="2.16" calcext:value-type="currency">
            <text:p>2,16 EUR</text:p>
          </table:table-cell>
          <table:table-cell table:style-name="ce14" table:formula="of:=IF(AND(ISNUMBER([.$A18]);ISNUMBER([.$B$6]));[.A18]*[.$B$6];&quot;&quot;)" office:value-type="currency" office:currency="EUR" office:value="2.4" calcext:value-type="currency">
            <text:p>2,40 EUR</text:p>
          </table:table-cell>
          <table:table-cell table:style-name="ce14" table:formula="of:=IF(AND(ISNUMBER([.$A18]);ISNUMBER([.$B$7]));[.A18]*[.$B$7];&quot;&quot;)" office:value-type="currency" office:currency="EUR" office:value="4.8" calcext:value-type="currency">
            <text:p>4,80 EUR</text:p>
          </table:table-cell>
          <table:table-cell table:style-name="ce14" table:formula="of:=IF(AND(ISNUMBER([.$A18]);ISNUMBER([.$B$8]));[.A18]*[.$B$8];&quot;&quot;)" office:value-type="currency" office:currency="EUR" office:value="4" calcext:value-type="currency">
            <text:p>4,00 EUR</text:p>
          </table:table-cell>
        </table:table-row>
        <table:table-row table:style-name="ro2">
          <table:table-cell table:formula="of:=IF(AND(ISNUMBER([.A18]);[.A18]&lt;[.$D$4]);[.A18]+1;&quot;&quot;)" office:value-type="float" office:value="9" calcext:value-type="float">
            <text:p>9</text:p>
          </table:table-cell>
          <table:table-cell table:style-name="ce14" table:formula="of:=IF(AND(ISNUMBER([.$A19]);ISNUMBER([.$B$4]));[.A19]*[.$B$4];&quot;&quot;)" office:value-type="currency" office:currency="EUR" office:value="2.25" calcext:value-type="currency">
            <text:p>2,25 EUR</text:p>
          </table:table-cell>
          <table:table-cell table:style-name="ce14" table:formula="of:=IF(AND(ISNUMBER([.$A19]);ISNUMBER([.$B$4]));[.A19]*[.$B$5];&quot;&quot;)" office:value-type="currency" office:currency="EUR" office:value="2.43" calcext:value-type="currency">
            <text:p>2,43 EUR</text:p>
          </table:table-cell>
          <table:table-cell table:style-name="ce14" table:formula="of:=IF(AND(ISNUMBER([.$A19]);ISNUMBER([.$B$6]));[.A19]*[.$B$6];&quot;&quot;)" office:value-type="currency" office:currency="EUR" office:value="2.7" calcext:value-type="currency">
            <text:p>2,70 EUR</text:p>
          </table:table-cell>
          <table:table-cell table:style-name="ce14" table:formula="of:=IF(AND(ISNUMBER([.$A19]);ISNUMBER([.$B$7]));[.A19]*[.$B$7];&quot;&quot;)" office:value-type="currency" office:currency="EUR" office:value="5.4" calcext:value-type="currency">
            <text:p>5,40 EUR</text:p>
          </table:table-cell>
          <table:table-cell table:style-name="ce14" table:formula="of:=IF(AND(ISNUMBER([.$A19]);ISNUMBER([.$B$8]));[.A19]*[.$B$8];&quot;&quot;)" office:value-type="currency" office:currency="EUR" office:value="4.5" calcext:value-type="currency">
            <text:p>4,50 EUR</text:p>
          </table:table-cell>
        </table:table-row>
        <table:table-row table:style-name="ro2">
          <table:table-cell table:formula="of:=IF(AND(ISNUMBER([.A19]);[.A19]&lt;[.$D$4]);[.A19]+1;&quot;&quot;)" office:value-type="float" office:value="10" calcext:value-type="float">
            <text:p>10</text:p>
          </table:table-cell>
          <table:table-cell table:style-name="ce14" table:formula="of:=IF(AND(ISNUMBER([.$A20]);ISNUMBER([.$B$4]));[.A20]*[.$B$4];&quot;&quot;)" office:value-type="currency" office:currency="EUR" office:value="2.5" calcext:value-type="currency">
            <text:p>2,50 EUR</text:p>
          </table:table-cell>
          <table:table-cell table:style-name="ce14" table:formula="of:=IF(AND(ISNUMBER([.$A20]);ISNUMBER([.$B$4]));[.A20]*[.$B$5];&quot;&quot;)" office:value-type="currency" office:currency="EUR" office:value="2.7" calcext:value-type="currency">
            <text:p>2,70 EUR</text:p>
          </table:table-cell>
          <table:table-cell table:style-name="ce14" table:formula="of:=IF(AND(ISNUMBER([.$A20]);ISNUMBER([.$B$6]));[.A20]*[.$B$6];&quot;&quot;)" office:value-type="currency" office:currency="EUR" office:value="3" calcext:value-type="currency">
            <text:p>3,00 EUR</text:p>
          </table:table-cell>
          <table:table-cell table:style-name="ce14" table:formula="of:=IF(AND(ISNUMBER([.$A20]);ISNUMBER([.$B$7]));[.A20]*[.$B$7];&quot;&quot;)" office:value-type="currency" office:currency="EUR" office:value="6" calcext:value-type="currency">
            <text:p>6,00 EUR</text:p>
          </table:table-cell>
          <table:table-cell table:style-name="ce14" table:formula="of:=IF(AND(ISNUMBER([.$A20]);ISNUMBER([.$B$8]));[.A20]*[.$B$8];&quot;&quot;)" office:value-type="currency" office:currency="EUR" office:value="5" calcext:value-type="currency">
            <text:p>5,00 EUR</text:p>
          </table:table-cell>
        </table:table-row>
        <table:table-row table:style-name="ro2">
          <table:table-cell table:formula="of:=IF(AND(ISNUMBER([.A20]);[.A20]&lt;[.$D$4]);[.A20]+1;&quot;&quot;)" office:value-type="float" office:value="11" calcext:value-type="float">
            <text:p>11</text:p>
          </table:table-cell>
          <table:table-cell table:style-name="ce14" table:formula="of:=IF(AND(ISNUMBER([.$A21]);ISNUMBER([.$B$4]));[.A21]*[.$B$4];&quot;&quot;)" office:value-type="currency" office:currency="EUR" office:value="2.75" calcext:value-type="currency">
            <text:p>2,75 EUR</text:p>
          </table:table-cell>
          <table:table-cell table:style-name="ce14" table:formula="of:=IF(AND(ISNUMBER([.$A21]);ISNUMBER([.$B$4]));[.A21]*[.$B$5];&quot;&quot;)" office:value-type="currency" office:currency="EUR" office:value="2.97" calcext:value-type="currency">
            <text:p>2,97 EUR</text:p>
          </table:table-cell>
          <table:table-cell table:style-name="ce14" table:formula="of:=IF(AND(ISNUMBER([.$A21]);ISNUMBER([.$B$6]));[.A21]*[.$B$6];&quot;&quot;)" office:value-type="currency" office:currency="EUR" office:value="3.3" calcext:value-type="currency">
            <text:p>3,30 EUR</text:p>
          </table:table-cell>
          <table:table-cell table:style-name="ce14" table:formula="of:=IF(AND(ISNUMBER([.$A21]);ISNUMBER([.$B$7]));[.A21]*[.$B$7];&quot;&quot;)" office:value-type="currency" office:currency="EUR" office:value="6.6" calcext:value-type="currency">
            <text:p>6,60 EUR</text:p>
          </table:table-cell>
          <table:table-cell table:style-name="ce14" table:formula="of:=IF(AND(ISNUMBER([.$A21]);ISNUMBER([.$B$8]));[.A21]*[.$B$8];&quot;&quot;)" office:value-type="currency" office:currency="EUR" office:value="5.5" calcext:value-type="currency">
            <text:p>5,50 EUR</text:p>
          </table:table-cell>
        </table:table-row>
        <table:table-row table:style-name="ro2">
          <table:table-cell table:formula="of:=IF(AND(ISNUMBER([.A21]);[.A21]&lt;[.$D$4]);[.A21]+1;&quot;&quot;)" office:value-type="float" office:value="12" calcext:value-type="float">
            <text:p>12</text:p>
          </table:table-cell>
          <table:table-cell table:style-name="ce14" table:formula="of:=IF(AND(ISNUMBER([.$A22]);ISNUMBER([.$B$4]));[.A22]*[.$B$4];&quot;&quot;)" office:value-type="currency" office:currency="EUR" office:value="3" calcext:value-type="currency">
            <text:p>3,00 EUR</text:p>
          </table:table-cell>
          <table:table-cell table:style-name="ce14" table:formula="of:=IF(AND(ISNUMBER([.$A22]);ISNUMBER([.$B$4]));[.A22]*[.$B$5];&quot;&quot;)" office:value-type="currency" office:currency="EUR" office:value="3.24" calcext:value-type="currency">
            <text:p>3,24 EUR</text:p>
          </table:table-cell>
          <table:table-cell table:style-name="ce14" table:formula="of:=IF(AND(ISNUMBER([.$A22]);ISNUMBER([.$B$6]));[.A22]*[.$B$6];&quot;&quot;)" office:value-type="currency" office:currency="EUR" office:value="3.6" calcext:value-type="currency">
            <text:p>3,60 EUR</text:p>
          </table:table-cell>
          <table:table-cell table:style-name="ce14" table:formula="of:=IF(AND(ISNUMBER([.$A22]);ISNUMBER([.$B$7]));[.A22]*[.$B$7];&quot;&quot;)" office:value-type="currency" office:currency="EUR" office:value="7.2" calcext:value-type="currency">
            <text:p>7,20 EUR</text:p>
          </table:table-cell>
          <table:table-cell table:style-name="ce14" table:formula="of:=IF(AND(ISNUMBER([.$A22]);ISNUMBER([.$B$8]));[.A22]*[.$B$8];&quot;&quot;)" office:value-type="currency" office:currency="EUR" office:value="6" calcext:value-type="currency">
            <text:p>6,00 EUR</text:p>
          </table:table-cell>
        </table:table-row>
        <table:table-row table:style-name="ro2">
          <table:table-cell table:formula="of:=IF(AND(ISNUMBER([.A22]);[.A22]&lt;[.$D$4]);[.A22]+1;&quot;&quot;)" office:value-type="float" office:value="13" calcext:value-type="float">
            <text:p>13</text:p>
          </table:table-cell>
          <table:table-cell table:style-name="ce14" table:formula="of:=IF(AND(ISNUMBER([.$A23]);ISNUMBER([.$B$4]));[.A23]*[.$B$4];&quot;&quot;)" office:value-type="currency" office:currency="EUR" office:value="3.25" calcext:value-type="currency">
            <text:p>3,25 EUR</text:p>
          </table:table-cell>
          <table:table-cell table:style-name="ce14" table:formula="of:=IF(AND(ISNUMBER([.$A23]);ISNUMBER([.$B$4]));[.A23]*[.$B$5];&quot;&quot;)" office:value-type="currency" office:currency="EUR" office:value="3.51" calcext:value-type="currency">
            <text:p>3,51 EUR</text:p>
          </table:table-cell>
          <table:table-cell table:style-name="ce14" table:formula="of:=IF(AND(ISNUMBER([.$A23]);ISNUMBER([.$B$6]));[.A23]*[.$B$6];&quot;&quot;)" office:value-type="currency" office:currency="EUR" office:value="3.9" calcext:value-type="currency">
            <text:p>3,90 EUR</text:p>
          </table:table-cell>
          <table:table-cell table:style-name="ce14" table:formula="of:=IF(AND(ISNUMBER([.$A23]);ISNUMBER([.$B$7]));[.A23]*[.$B$7];&quot;&quot;)" office:value-type="currency" office:currency="EUR" office:value="7.8" calcext:value-type="currency">
            <text:p>7,80 EUR</text:p>
          </table:table-cell>
          <table:table-cell table:style-name="ce14" table:formula="of:=IF(AND(ISNUMBER([.$A23]);ISNUMBER([.$B$8]));[.A23]*[.$B$8];&quot;&quot;)" office:value-type="currency" office:currency="EUR" office:value="6.5" calcext:value-type="currency">
            <text:p>6,50 EUR</text:p>
          </table:table-cell>
        </table:table-row>
        <table:table-row table:style-name="ro2">
          <table:table-cell table:formula="of:=IF(AND(ISNUMBER([.A23]);[.A23]&lt;[.$D$4]);[.A23]+1;&quot;&quot;)" office:value-type="float" office:value="14" calcext:value-type="float">
            <text:p>14</text:p>
          </table:table-cell>
          <table:table-cell table:style-name="ce14" table:formula="of:=IF(AND(ISNUMBER([.$A24]);ISNUMBER([.$B$4]));[.A24]*[.$B$4];&quot;&quot;)" office:value-type="currency" office:currency="EUR" office:value="3.5" calcext:value-type="currency">
            <text:p>3,50 EUR</text:p>
          </table:table-cell>
          <table:table-cell table:style-name="ce14" table:formula="of:=IF(AND(ISNUMBER([.$A24]);ISNUMBER([.$B$4]));[.A24]*[.$B$5];&quot;&quot;)" office:value-type="currency" office:currency="EUR" office:value="3.78" calcext:value-type="currency">
            <text:p>3,78 EUR</text:p>
          </table:table-cell>
          <table:table-cell table:style-name="ce14" table:formula="of:=IF(AND(ISNUMBER([.$A24]);ISNUMBER([.$B$6]));[.A24]*[.$B$6];&quot;&quot;)" office:value-type="currency" office:currency="EUR" office:value="4.2" calcext:value-type="currency">
            <text:p>4,20 EUR</text:p>
          </table:table-cell>
          <table:table-cell table:style-name="ce14" table:formula="of:=IF(AND(ISNUMBER([.$A24]);ISNUMBER([.$B$7]));[.A24]*[.$B$7];&quot;&quot;)" office:value-type="currency" office:currency="EUR" office:value="8.4" calcext:value-type="currency">
            <text:p>8,40 EUR</text:p>
          </table:table-cell>
          <table:table-cell table:style-name="ce14" table:formula="of:=IF(AND(ISNUMBER([.$A24]);ISNUMBER([.$B$8]));[.A24]*[.$B$8];&quot;&quot;)" office:value-type="currency" office:currency="EUR" office:value="7" calcext:value-type="currency">
            <text:p>7,00 EUR</text:p>
          </table:table-cell>
        </table:table-row>
        <table:table-row table:style-name="ro2">
          <table:table-cell table:formula="of:=IF(AND(ISNUMBER([.A24]);[.A24]&lt;[.$D$4]);[.A24]+1;&quot;&quot;)" office:value-type="float" office:value="15" calcext:value-type="float">
            <text:p>15</text:p>
          </table:table-cell>
          <table:table-cell table:style-name="ce14" table:formula="of:=IF(AND(ISNUMBER([.$A25]);ISNUMBER([.$B$4]));[.A25]*[.$B$4];&quot;&quot;)" office:value-type="currency" office:currency="EUR" office:value="3.75" calcext:value-type="currency">
            <text:p>3,75 EUR</text:p>
          </table:table-cell>
          <table:table-cell table:style-name="ce14" table:formula="of:=IF(AND(ISNUMBER([.$A25]);ISNUMBER([.$B$4]));[.A25]*[.$B$5];&quot;&quot;)" office:value-type="currency" office:currency="EUR" office:value="4.05" calcext:value-type="currency">
            <text:p>4,05 EUR</text:p>
          </table:table-cell>
          <table:table-cell table:style-name="ce14" table:formula="of:=IF(AND(ISNUMBER([.$A25]);ISNUMBER([.$B$6]));[.A25]*[.$B$6];&quot;&quot;)" office:value-type="currency" office:currency="EUR" office:value="4.5" calcext:value-type="currency">
            <text:p>4,50 EUR</text:p>
          </table:table-cell>
          <table:table-cell table:style-name="ce14" table:formula="of:=IF(AND(ISNUMBER([.$A25]);ISNUMBER([.$B$7]));[.A25]*[.$B$7];&quot;&quot;)" office:value-type="currency" office:currency="EUR" office:value="9" calcext:value-type="currency">
            <text:p>9,00 EUR</text:p>
          </table:table-cell>
          <table:table-cell table:style-name="ce14" table:formula="of:=IF(AND(ISNUMBER([.$A25]);ISNUMBER([.$B$8]));[.A25]*[.$B$8];&quot;&quot;)" office:value-type="currency" office:currency="EUR" office:value="7.5" calcext:value-type="currency">
            <text:p>7,50 EUR</text:p>
          </table:table-cell>
        </table:table-row>
        <table:table-row table:style-name="ro2">
          <table:table-cell table:formula="of:=IF(AND(ISNUMBER([.A25]);[.A25]&lt;[.$D$4]);[.A25]+1;&quot;&quot;)" office:value-type="float" office:value="16" calcext:value-type="float">
            <text:p>16</text:p>
          </table:table-cell>
          <table:table-cell table:style-name="ce14" table:formula="of:=IF(AND(ISNUMBER([.$A26]);ISNUMBER([.$B$4]));[.A26]*[.$B$4];&quot;&quot;)" office:value-type="currency" office:currency="EUR" office:value="4" calcext:value-type="currency">
            <text:p>4,00 EUR</text:p>
          </table:table-cell>
          <table:table-cell table:style-name="ce14" table:formula="of:=IF(AND(ISNUMBER([.$A26]);ISNUMBER([.$B$4]));[.A26]*[.$B$5];&quot;&quot;)" office:value-type="currency" office:currency="EUR" office:value="4.32" calcext:value-type="currency">
            <text:p>4,32 EUR</text:p>
          </table:table-cell>
          <table:table-cell table:style-name="ce14" table:formula="of:=IF(AND(ISNUMBER([.$A26]);ISNUMBER([.$B$6]));[.A26]*[.$B$6];&quot;&quot;)" office:value-type="currency" office:currency="EUR" office:value="4.8" calcext:value-type="currency">
            <text:p>4,80 EUR</text:p>
          </table:table-cell>
          <table:table-cell table:style-name="ce14" table:formula="of:=IF(AND(ISNUMBER([.$A26]);ISNUMBER([.$B$7]));[.A26]*[.$B$7];&quot;&quot;)" office:value-type="currency" office:currency="EUR" office:value="9.6" calcext:value-type="currency">
            <text:p>9,60 EUR</text:p>
          </table:table-cell>
          <table:table-cell table:style-name="ce14" table:formula="of:=IF(AND(ISNUMBER([.$A26]);ISNUMBER([.$B$8]));[.A26]*[.$B$8];&quot;&quot;)" office:value-type="currency" office:currency="EUR" office:value="8" calcext:value-type="currency">
            <text:p>8,00 EUR</text:p>
          </table:table-cell>
        </table:table-row>
        <table:table-row table:style-name="ro2">
          <table:table-cell table:formula="of:=IF(AND(ISNUMBER([.A26]);[.A26]&lt;[.$D$4]);[.A26]+1;&quot;&quot;)" office:value-type="float" office:value="17" calcext:value-type="float">
            <text:p>17</text:p>
          </table:table-cell>
          <table:table-cell table:style-name="ce14" table:formula="of:=IF(AND(ISNUMBER([.$A27]);ISNUMBER([.$B$4]));[.A27]*[.$B$4];&quot;&quot;)" office:value-type="currency" office:currency="EUR" office:value="4.25" calcext:value-type="currency">
            <text:p>4,25 EUR</text:p>
          </table:table-cell>
          <table:table-cell table:style-name="ce14" table:formula="of:=IF(AND(ISNUMBER([.$A27]);ISNUMBER([.$B$4]));[.A27]*[.$B$5];&quot;&quot;)" office:value-type="currency" office:currency="EUR" office:value="4.59" calcext:value-type="currency">
            <text:p>4,59 EUR</text:p>
          </table:table-cell>
          <table:table-cell table:style-name="ce14" table:formula="of:=IF(AND(ISNUMBER([.$A27]);ISNUMBER([.$B$6]));[.A27]*[.$B$6];&quot;&quot;)" office:value-type="currency" office:currency="EUR" office:value="5.1" calcext:value-type="currency">
            <text:p>5,10 EUR</text:p>
          </table:table-cell>
          <table:table-cell table:style-name="ce14" table:formula="of:=IF(AND(ISNUMBER([.$A27]);ISNUMBER([.$B$7]));[.A27]*[.$B$7];&quot;&quot;)" office:value-type="currency" office:currency="EUR" office:value="10.2" calcext:value-type="currency">
            <text:p>10,20 EUR</text:p>
          </table:table-cell>
          <table:table-cell table:style-name="ce14" table:formula="of:=IF(AND(ISNUMBER([.$A27]);ISNUMBER([.$B$8]));[.A27]*[.$B$8];&quot;&quot;)" office:value-type="currency" office:currency="EUR" office:value="8.5" calcext:value-type="currency">
            <text:p>8,50 EUR</text:p>
          </table:table-cell>
        </table:table-row>
        <table:table-row table:style-name="ro2">
          <table:table-cell table:formula="of:=IF(AND(ISNUMBER([.A27]);[.A27]&lt;[.$D$4]);[.A27]+1;&quot;&quot;)" office:value-type="float" office:value="18" calcext:value-type="float">
            <text:p>18</text:p>
          </table:table-cell>
          <table:table-cell table:style-name="ce14" table:formula="of:=IF(AND(ISNUMBER([.$A28]);ISNUMBER([.$B$4]));[.A28]*[.$B$4];&quot;&quot;)" office:value-type="currency" office:currency="EUR" office:value="4.5" calcext:value-type="currency">
            <text:p>4,50 EUR</text:p>
          </table:table-cell>
          <table:table-cell table:style-name="ce14" table:formula="of:=IF(AND(ISNUMBER([.$A28]);ISNUMBER([.$B$4]));[.A28]*[.$B$5];&quot;&quot;)" office:value-type="currency" office:currency="EUR" office:value="4.86" calcext:value-type="currency">
            <text:p>4,86 EUR</text:p>
          </table:table-cell>
          <table:table-cell table:style-name="ce14" table:formula="of:=IF(AND(ISNUMBER([.$A28]);ISNUMBER([.$B$6]));[.A28]*[.$B$6];&quot;&quot;)" office:value-type="currency" office:currency="EUR" office:value="5.4" calcext:value-type="currency">
            <text:p>5,40 EUR</text:p>
          </table:table-cell>
          <table:table-cell table:style-name="ce14" table:formula="of:=IF(AND(ISNUMBER([.$A28]);ISNUMBER([.$B$7]));[.A28]*[.$B$7];&quot;&quot;)" office:value-type="currency" office:currency="EUR" office:value="10.8" calcext:value-type="currency">
            <text:p>10,80 EUR</text:p>
          </table:table-cell>
          <table:table-cell table:style-name="ce14" table:formula="of:=IF(AND(ISNUMBER([.$A28]);ISNUMBER([.$B$8]));[.A28]*[.$B$8];&quot;&quot;)" office:value-type="currency" office:currency="EUR" office:value="9" calcext:value-type="currency">
            <text:p>9,00 EUR</text:p>
          </table:table-cell>
        </table:table-row>
        <table:table-row table:style-name="ro2">
          <table:table-cell table:formula="of:=IF(AND(ISNUMBER([.A28]);[.A28]&lt;[.$D$4]);[.A28]+1;&quot;&quot;)" office:value-type="float" office:value="19" calcext:value-type="float">
            <text:p>19</text:p>
          </table:table-cell>
          <table:table-cell table:style-name="ce14" table:formula="of:=IF(AND(ISNUMBER([.$A29]);ISNUMBER([.$B$4]));[.A29]*[.$B$4];&quot;&quot;)" office:value-type="currency" office:currency="EUR" office:value="4.75" calcext:value-type="currency">
            <text:p>4,75 EUR</text:p>
          </table:table-cell>
          <table:table-cell table:style-name="ce14" table:formula="of:=IF(AND(ISNUMBER([.$A29]);ISNUMBER([.$B$4]));[.A29]*[.$B$5];&quot;&quot;)" office:value-type="currency" office:currency="EUR" office:value="5.13" calcext:value-type="currency">
            <text:p>5,13 EUR</text:p>
          </table:table-cell>
          <table:table-cell table:style-name="ce14" table:formula="of:=IF(AND(ISNUMBER([.$A29]);ISNUMBER([.$B$6]));[.A29]*[.$B$6];&quot;&quot;)" office:value-type="currency" office:currency="EUR" office:value="5.7" calcext:value-type="currency">
            <text:p>5,70 EUR</text:p>
          </table:table-cell>
          <table:table-cell table:style-name="ce14" table:formula="of:=IF(AND(ISNUMBER([.$A29]);ISNUMBER([.$B$7]));[.A29]*[.$B$7];&quot;&quot;)" office:value-type="currency" office:currency="EUR" office:value="11.4" calcext:value-type="currency">
            <text:p>11,40 EUR</text:p>
          </table:table-cell>
          <table:table-cell table:style-name="ce14" table:formula="of:=IF(AND(ISNUMBER([.$A29]);ISNUMBER([.$B$8]));[.A29]*[.$B$8];&quot;&quot;)" office:value-type="currency" office:currency="EUR" office:value="9.5" calcext:value-type="currency">
            <text:p>9,50 EUR</text:p>
          </table:table-cell>
        </table:table-row>
        <table:table-row table:style-name="ro2">
          <table:table-cell table:formula="of:=IF(AND(ISNUMBER([.A29]);[.A29]&lt;[.$D$4]);[.A29]+1;&quot;&quot;)" office:value-type="float" office:value="20" calcext:value-type="float">
            <text:p>20</text:p>
          </table:table-cell>
          <table:table-cell table:style-name="ce14" table:formula="of:=IF(AND(ISNUMBER([.$A30]);ISNUMBER([.$B$4]));[.A30]*[.$B$4];&quot;&quot;)" office:value-type="currency" office:currency="EUR" office:value="5" calcext:value-type="currency">
            <text:p>5,00 EUR</text:p>
          </table:table-cell>
          <table:table-cell table:style-name="ce14" table:formula="of:=IF(AND(ISNUMBER([.$A30]);ISNUMBER([.$B$4]));[.A30]*[.$B$5];&quot;&quot;)" office:value-type="currency" office:currency="EUR" office:value="5.4" calcext:value-type="currency">
            <text:p>5,40 EUR</text:p>
          </table:table-cell>
          <table:table-cell table:style-name="ce14" table:formula="of:=IF(AND(ISNUMBER([.$A30]);ISNUMBER([.$B$6]));[.A30]*[.$B$6];&quot;&quot;)" office:value-type="currency" office:currency="EUR" office:value="6" calcext:value-type="currency">
            <text:p>6,00 EUR</text:p>
          </table:table-cell>
          <table:table-cell table:style-name="ce14" table:formula="of:=IF(AND(ISNUMBER([.$A30]);ISNUMBER([.$B$7]));[.A30]*[.$B$7];&quot;&quot;)" office:value-type="currency" office:currency="EUR" office:value="12" calcext:value-type="currency">
            <text:p>12,00 EUR</text:p>
          </table:table-cell>
          <table:table-cell table:style-name="ce14" table:formula="of:=IF(AND(ISNUMBER([.$A30]);ISNUMBER([.$B$8]));[.A30]*[.$B$8];&quot;&quot;)" office:value-type="currency" office:currency="EUR" office:value="10" calcext:value-type="currency">
            <text:p>10,00 EUR</text:p>
          </table:table-cell>
        </table:table-row>
        <table:table-row table:style-name="ro2">
          <table:table-cell table:formula="of:=IF(AND(ISNUMBER([.A30]);[.A30]&lt;[.$D$4]);[.A30]+1;&quot;&quot;)" office:value-type="float" office:value="21" calcext:value-type="float">
            <text:p>21</text:p>
          </table:table-cell>
          <table:table-cell table:style-name="ce14" table:formula="of:=IF(AND(ISNUMBER([.$A31]);ISNUMBER([.$B$4]));[.A31]*[.$B$4];&quot;&quot;)" office:value-type="currency" office:currency="EUR" office:value="5.25" calcext:value-type="currency">
            <text:p>5,25 EUR</text:p>
          </table:table-cell>
          <table:table-cell table:style-name="ce14" table:formula="of:=IF(AND(ISNUMBER([.$A31]);ISNUMBER([.$B$4]));[.A31]*[.$B$5];&quot;&quot;)" office:value-type="currency" office:currency="EUR" office:value="5.67" calcext:value-type="currency">
            <text:p>5,67 EUR</text:p>
          </table:table-cell>
          <table:table-cell table:style-name="ce14" table:formula="of:=IF(AND(ISNUMBER([.$A31]);ISNUMBER([.$B$6]));[.A31]*[.$B$6];&quot;&quot;)" office:value-type="currency" office:currency="EUR" office:value="6.3" calcext:value-type="currency">
            <text:p>6,30 EUR</text:p>
          </table:table-cell>
          <table:table-cell table:style-name="ce14" table:formula="of:=IF(AND(ISNUMBER([.$A31]);ISNUMBER([.$B$7]));[.A31]*[.$B$7];&quot;&quot;)" office:value-type="currency" office:currency="EUR" office:value="12.6" calcext:value-type="currency">
            <text:p>12,60 EUR</text:p>
          </table:table-cell>
          <table:table-cell table:style-name="ce14" table:formula="of:=IF(AND(ISNUMBER([.$A31]);ISNUMBER([.$B$8]));[.A31]*[.$B$8];&quot;&quot;)" office:value-type="currency" office:currency="EUR" office:value="10.5" calcext:value-type="currency">
            <text:p>10,50 EUR</text:p>
          </table:table-cell>
        </table:table-row>
        <table:table-row table:style-name="ro2">
          <table:table-cell table:formula="of:=IF(AND(ISNUMBER([.A31]);[.A31]&lt;[.$D$4]);[.A31]+1;&quot;&quot;)" office:value-type="float" office:value="22" calcext:value-type="float">
            <text:p>22</text:p>
          </table:table-cell>
          <table:table-cell table:style-name="ce14" table:formula="of:=IF(AND(ISNUMBER([.$A32]);ISNUMBER([.$B$4]));[.A32]*[.$B$4];&quot;&quot;)" office:value-type="currency" office:currency="EUR" office:value="5.5" calcext:value-type="currency">
            <text:p>5,50 EUR</text:p>
          </table:table-cell>
          <table:table-cell table:style-name="ce14" table:formula="of:=IF(AND(ISNUMBER([.$A32]);ISNUMBER([.$B$4]));[.A32]*[.$B$5];&quot;&quot;)" office:value-type="currency" office:currency="EUR" office:value="5.94" calcext:value-type="currency">
            <text:p>5,94 EUR</text:p>
          </table:table-cell>
          <table:table-cell table:style-name="ce14" table:formula="of:=IF(AND(ISNUMBER([.$A32]);ISNUMBER([.$B$6]));[.A32]*[.$B$6];&quot;&quot;)" office:value-type="currency" office:currency="EUR" office:value="6.6" calcext:value-type="currency">
            <text:p>6,60 EUR</text:p>
          </table:table-cell>
          <table:table-cell table:style-name="ce14" table:formula="of:=IF(AND(ISNUMBER([.$A32]);ISNUMBER([.$B$7]));[.A32]*[.$B$7];&quot;&quot;)" office:value-type="currency" office:currency="EUR" office:value="13.2" calcext:value-type="currency">
            <text:p>13,20 EUR</text:p>
          </table:table-cell>
          <table:table-cell table:style-name="ce14" table:formula="of:=IF(AND(ISNUMBER([.$A32]);ISNUMBER([.$B$8]));[.A32]*[.$B$8];&quot;&quot;)" office:value-type="currency" office:currency="EUR" office:value="11" calcext:value-type="currency">
            <text:p>11,00 EUR</text:p>
          </table:table-cell>
        </table:table-row>
        <table:table-row table:style-name="ro2">
          <table:table-cell table:formula="of:=IF(AND(ISNUMBER([.A32]);[.A32]&lt;[.$D$4]);[.A32]+1;&quot;&quot;)" office:value-type="float" office:value="23" calcext:value-type="float">
            <text:p>23</text:p>
          </table:table-cell>
          <table:table-cell table:style-name="ce14" table:formula="of:=IF(AND(ISNUMBER([.$A33]);ISNUMBER([.$B$4]));[.A33]*[.$B$4];&quot;&quot;)" office:value-type="currency" office:currency="EUR" office:value="5.75" calcext:value-type="currency">
            <text:p>5,75 EUR</text:p>
          </table:table-cell>
          <table:table-cell table:style-name="ce14" table:formula="of:=IF(AND(ISNUMBER([.$A33]);ISNUMBER([.$B$4]));[.A33]*[.$B$5];&quot;&quot;)" office:value-type="currency" office:currency="EUR" office:value="6.21" calcext:value-type="currency">
            <text:p>6,21 EUR</text:p>
          </table:table-cell>
          <table:table-cell table:style-name="ce14" table:formula="of:=IF(AND(ISNUMBER([.$A33]);ISNUMBER([.$B$6]));[.A33]*[.$B$6];&quot;&quot;)" office:value-type="currency" office:currency="EUR" office:value="6.9" calcext:value-type="currency">
            <text:p>6,90 EUR</text:p>
          </table:table-cell>
          <table:table-cell table:style-name="ce14" table:formula="of:=IF(AND(ISNUMBER([.$A33]);ISNUMBER([.$B$7]));[.A33]*[.$B$7];&quot;&quot;)" office:value-type="currency" office:currency="EUR" office:value="13.8" calcext:value-type="currency">
            <text:p>13,80 EUR</text:p>
          </table:table-cell>
          <table:table-cell table:style-name="ce14" table:formula="of:=IF(AND(ISNUMBER([.$A33]);ISNUMBER([.$B$8]));[.A33]*[.$B$8];&quot;&quot;)" office:value-type="currency" office:currency="EUR" office:value="11.5" calcext:value-type="currency">
            <text:p>11,50 EUR</text:p>
          </table:table-cell>
        </table:table-row>
        <table:table-row table:style-name="ro2">
          <table:table-cell table:formula="of:=IF(AND(ISNUMBER([.A33]);[.A33]&lt;[.$D$4]);[.A33]+1;&quot;&quot;)" office:value-type="float" office:value="24" calcext:value-type="float">
            <text:p>24</text:p>
          </table:table-cell>
          <table:table-cell table:style-name="ce14" table:formula="of:=IF(AND(ISNUMBER([.$A34]);ISNUMBER([.$B$4]));[.A34]*[.$B$4];&quot;&quot;)" office:value-type="currency" office:currency="EUR" office:value="6" calcext:value-type="currency">
            <text:p>6,00 EUR</text:p>
          </table:table-cell>
          <table:table-cell table:style-name="ce14" table:formula="of:=IF(AND(ISNUMBER([.$A34]);ISNUMBER([.$B$4]));[.A34]*[.$B$5];&quot;&quot;)" office:value-type="currency" office:currency="EUR" office:value="6.48" calcext:value-type="currency">
            <text:p>6,48 EUR</text:p>
          </table:table-cell>
          <table:table-cell table:style-name="ce14" table:formula="of:=IF(AND(ISNUMBER([.$A34]);ISNUMBER([.$B$6]));[.A34]*[.$B$6];&quot;&quot;)" office:value-type="currency" office:currency="EUR" office:value="7.2" calcext:value-type="currency">
            <text:p>7,20 EUR</text:p>
          </table:table-cell>
          <table:table-cell table:style-name="ce14" table:formula="of:=IF(AND(ISNUMBER([.$A34]);ISNUMBER([.$B$7]));[.A34]*[.$B$7];&quot;&quot;)" office:value-type="currency" office:currency="EUR" office:value="14.4" calcext:value-type="currency">
            <text:p>14,40 EUR</text:p>
          </table:table-cell>
          <table:table-cell table:style-name="ce14" table:formula="of:=IF(AND(ISNUMBER([.$A34]);ISNUMBER([.$B$8]));[.A34]*[.$B$8];&quot;&quot;)" office:value-type="currency" office:currency="EUR" office:value="12" calcext:value-type="currency">
            <text:p>12,00 EUR</text:p>
          </table:table-cell>
        </table:table-row>
        <table:table-row table:style-name="ro2">
          <table:table-cell table:formula="of:=IF(AND(ISNUMBER([.A34]);[.A34]&lt;[.$D$4]);[.A34]+1;&quot;&quot;)" office:value-type="float" office:value="25" calcext:value-type="float">
            <text:p>25</text:p>
          </table:table-cell>
          <table:table-cell table:style-name="ce14" table:formula="of:=IF(AND(ISNUMBER([.$A35]);ISNUMBER([.$B$4]));[.A35]*[.$B$4];&quot;&quot;)" office:value-type="currency" office:currency="EUR" office:value="6.25" calcext:value-type="currency">
            <text:p>6,25 EUR</text:p>
          </table:table-cell>
          <table:table-cell table:style-name="ce14" table:formula="of:=IF(AND(ISNUMBER([.$A35]);ISNUMBER([.$B$4]));[.A35]*[.$B$5];&quot;&quot;)" office:value-type="currency" office:currency="EUR" office:value="6.75" calcext:value-type="currency">
            <text:p>6,75 EUR</text:p>
          </table:table-cell>
          <table:table-cell table:style-name="ce14" table:formula="of:=IF(AND(ISNUMBER([.$A35]);ISNUMBER([.$B$6]));[.A35]*[.$B$6];&quot;&quot;)" office:value-type="currency" office:currency="EUR" office:value="7.5" calcext:value-type="currency">
            <text:p>7,50 EUR</text:p>
          </table:table-cell>
          <table:table-cell table:style-name="ce14" table:formula="of:=IF(AND(ISNUMBER([.$A35]);ISNUMBER([.$B$7]));[.A35]*[.$B$7];&quot;&quot;)" office:value-type="currency" office:currency="EUR" office:value="15" calcext:value-type="currency">
            <text:p>15,00 EUR</text:p>
          </table:table-cell>
          <table:table-cell table:style-name="ce14" table:formula="of:=IF(AND(ISNUMBER([.$A35]);ISNUMBER([.$B$8]));[.A35]*[.$B$8];&quot;&quot;)" office:value-type="currency" office:currency="EUR" office:value="12.5" calcext:value-type="currency">
            <text:p>12,50 EUR</text:p>
          </table:table-cell>
        </table:table-row>
        <table:table-row table:style-name="ro2">
          <table:table-cell table:formula="of:=IF(AND(ISNUMBER([.A35]);[.A35]&lt;[.$D$4]);[.A35]+1;&quot;&quot;)" office:value-type="float" office:value="26" calcext:value-type="float">
            <text:p>26</text:p>
          </table:table-cell>
          <table:table-cell table:style-name="ce14" table:formula="of:=IF(AND(ISNUMBER([.$A36]);ISNUMBER([.$B$4]));[.A36]*[.$B$4];&quot;&quot;)" office:value-type="currency" office:currency="EUR" office:value="6.5" calcext:value-type="currency">
            <text:p>6,50 EUR</text:p>
          </table:table-cell>
          <table:table-cell table:style-name="ce14" table:formula="of:=IF(AND(ISNUMBER([.$A36]);ISNUMBER([.$B$4]));[.A36]*[.$B$5];&quot;&quot;)" office:value-type="currency" office:currency="EUR" office:value="7.02" calcext:value-type="currency">
            <text:p>7,02 EUR</text:p>
          </table:table-cell>
          <table:table-cell table:style-name="ce14" table:formula="of:=IF(AND(ISNUMBER([.$A36]);ISNUMBER([.$B$6]));[.A36]*[.$B$6];&quot;&quot;)" office:value-type="currency" office:currency="EUR" office:value="7.8" calcext:value-type="currency">
            <text:p>7,80 EUR</text:p>
          </table:table-cell>
          <table:table-cell table:style-name="ce14" table:formula="of:=IF(AND(ISNUMBER([.$A36]);ISNUMBER([.$B$7]));[.A36]*[.$B$7];&quot;&quot;)" office:value-type="currency" office:currency="EUR" office:value="15.6" calcext:value-type="currency">
            <text:p>15,60 EUR</text:p>
          </table:table-cell>
          <table:table-cell table:style-name="ce14" table:formula="of:=IF(AND(ISNUMBER([.$A36]);ISNUMBER([.$B$8]));[.A36]*[.$B$8];&quot;&quot;)" office:value-type="currency" office:currency="EUR" office:value="13" calcext:value-type="currency">
            <text:p>13,00 EUR</text:p>
          </table:table-cell>
        </table:table-row>
        <table:table-row table:style-name="ro2">
          <table:table-cell table:formula="of:=IF(AND(ISNUMBER([.A36]);[.A36]&lt;[.$D$4]);[.A36]+1;&quot;&quot;)" office:value-type="float" office:value="27" calcext:value-type="float">
            <text:p>27</text:p>
          </table:table-cell>
          <table:table-cell table:style-name="ce14" table:formula="of:=IF(AND(ISNUMBER([.$A37]);ISNUMBER([.$B$4]));[.A37]*[.$B$4];&quot;&quot;)" office:value-type="currency" office:currency="EUR" office:value="6.75" calcext:value-type="currency">
            <text:p>6,75 EUR</text:p>
          </table:table-cell>
          <table:table-cell table:style-name="ce14" table:formula="of:=IF(AND(ISNUMBER([.$A37]);ISNUMBER([.$B$4]));[.A37]*[.$B$5];&quot;&quot;)" office:value-type="currency" office:currency="EUR" office:value="7.29" calcext:value-type="currency">
            <text:p>7,29 EUR</text:p>
          </table:table-cell>
          <table:table-cell table:style-name="ce14" table:formula="of:=IF(AND(ISNUMBER([.$A37]);ISNUMBER([.$B$6]));[.A37]*[.$B$6];&quot;&quot;)" office:value-type="currency" office:currency="EUR" office:value="8.1" calcext:value-type="currency">
            <text:p>8,10 EUR</text:p>
          </table:table-cell>
          <table:table-cell table:style-name="ce14" table:formula="of:=IF(AND(ISNUMBER([.$A37]);ISNUMBER([.$B$7]));[.A37]*[.$B$7];&quot;&quot;)" office:value-type="currency" office:currency="EUR" office:value="16.2" calcext:value-type="currency">
            <text:p>16,20 EUR</text:p>
          </table:table-cell>
          <table:table-cell table:style-name="ce14" table:formula="of:=IF(AND(ISNUMBER([.$A37]);ISNUMBER([.$B$8]));[.A37]*[.$B$8];&quot;&quot;)" office:value-type="currency" office:currency="EUR" office:value="13.5" calcext:value-type="currency">
            <text:p>13,50 EUR</text:p>
          </table:table-cell>
        </table:table-row>
        <table:table-row table:style-name="ro2">
          <table:table-cell table:formula="of:=IF(AND(ISNUMBER([.A37]);[.A37]&lt;[.$D$4]);[.A37]+1;&quot;&quot;)" office:value-type="float" office:value="28" calcext:value-type="float">
            <text:p>28</text:p>
          </table:table-cell>
          <table:table-cell table:style-name="ce14" table:formula="of:=IF(AND(ISNUMBER([.$A38]);ISNUMBER([.$B$4]));[.A38]*[.$B$4];&quot;&quot;)" office:value-type="currency" office:currency="EUR" office:value="7" calcext:value-type="currency">
            <text:p>7,00 EUR</text:p>
          </table:table-cell>
          <table:table-cell table:style-name="ce14" table:formula="of:=IF(AND(ISNUMBER([.$A38]);ISNUMBER([.$B$4]));[.A38]*[.$B$5];&quot;&quot;)" office:value-type="currency" office:currency="EUR" office:value="7.56" calcext:value-type="currency">
            <text:p>7,56 EUR</text:p>
          </table:table-cell>
          <table:table-cell table:style-name="ce14" table:formula="of:=IF(AND(ISNUMBER([.$A38]);ISNUMBER([.$B$6]));[.A38]*[.$B$6];&quot;&quot;)" office:value-type="currency" office:currency="EUR" office:value="8.4" calcext:value-type="currency">
            <text:p>8,40 EUR</text:p>
          </table:table-cell>
          <table:table-cell table:style-name="ce14" table:formula="of:=IF(AND(ISNUMBER([.$A38]);ISNUMBER([.$B$7]));[.A38]*[.$B$7];&quot;&quot;)" office:value-type="currency" office:currency="EUR" office:value="16.8" calcext:value-type="currency">
            <text:p>16,80 EUR</text:p>
          </table:table-cell>
          <table:table-cell table:style-name="ce14" table:formula="of:=IF(AND(ISNUMBER([.$A38]);ISNUMBER([.$B$8]));[.A38]*[.$B$8];&quot;&quot;)" office:value-type="currency" office:currency="EUR" office:value="14" calcext:value-type="currency">
            <text:p>14,00 EUR</text:p>
          </table:table-cell>
        </table:table-row>
        <table:table-row table:style-name="ro2">
          <table:table-cell table:formula="of:=IF(AND(ISNUMBER([.A38]);[.A38]&lt;[.$D$4]);[.A38]+1;&quot;&quot;)" office:value-type="float" office:value="29" calcext:value-type="float">
            <text:p>29</text:p>
          </table:table-cell>
          <table:table-cell table:style-name="ce14" table:formula="of:=IF(AND(ISNUMBER([.$A39]);ISNUMBER([.$B$4]));[.A39]*[.$B$4];&quot;&quot;)" office:value-type="currency" office:currency="EUR" office:value="7.25" calcext:value-type="currency">
            <text:p>7,25 EUR</text:p>
          </table:table-cell>
          <table:table-cell table:style-name="ce14" table:formula="of:=IF(AND(ISNUMBER([.$A39]);ISNUMBER([.$B$4]));[.A39]*[.$B$5];&quot;&quot;)" office:value-type="currency" office:currency="EUR" office:value="7.83" calcext:value-type="currency">
            <text:p>7,83 EUR</text:p>
          </table:table-cell>
          <table:table-cell table:style-name="ce14" table:formula="of:=IF(AND(ISNUMBER([.$A39]);ISNUMBER([.$B$6]));[.A39]*[.$B$6];&quot;&quot;)" office:value-type="currency" office:currency="EUR" office:value="8.7" calcext:value-type="currency">
            <text:p>8,70 EUR</text:p>
          </table:table-cell>
          <table:table-cell table:style-name="ce14" table:formula="of:=IF(AND(ISNUMBER([.$A39]);ISNUMBER([.$B$7]));[.A39]*[.$B$7];&quot;&quot;)" office:value-type="currency" office:currency="EUR" office:value="17.4" calcext:value-type="currency">
            <text:p>17,40 EUR</text:p>
          </table:table-cell>
          <table:table-cell table:style-name="ce14" table:formula="of:=IF(AND(ISNUMBER([.$A39]);ISNUMBER([.$B$8]));[.A39]*[.$B$8];&quot;&quot;)" office:value-type="currency" office:currency="EUR" office:value="14.5" calcext:value-type="currency">
            <text:p>14,50 EUR</text:p>
          </table:table-cell>
        </table:table-row>
        <table:table-row table:style-name="ro2">
          <table:table-cell table:style-name="ce7" table:formula="of:=IF(AND(ISNUMBER([.A39]);[.A39]&lt;[.$D$4]);[.A39]+1;&quot;&quot;)" office:value-type="float" office:value="30" calcext:value-type="float">
            <text:p>30</text:p>
          </table:table-cell>
          <table:table-cell table:style-name="ce15" table:formula="of:=IF(AND(ISNUMBER([.$A40]);ISNUMBER([.$B$4]));[.A40]*[.$B$4];&quot;&quot;)" office:value-type="currency" office:currency="EUR" office:value="7.5" calcext:value-type="currency">
            <text:p>7,50 EUR</text:p>
          </table:table-cell>
          <table:table-cell table:style-name="ce15" table:formula="of:=IF(AND(ISNUMBER([.$A40]);ISNUMBER([.$B$4]));[.A40]*[.$B$5];&quot;&quot;)" office:value-type="currency" office:currency="EUR" office:value="8.1" calcext:value-type="currency">
            <text:p>8,10 EUR</text:p>
          </table:table-cell>
          <table:table-cell table:style-name="ce15" table:formula="of:=IF(AND(ISNUMBER([.$A40]);ISNUMBER([.$B$6]));[.A40]*[.$B$6];&quot;&quot;)" office:value-type="currency" office:currency="EUR" office:value="9" calcext:value-type="currency">
            <text:p>9,00 EUR</text:p>
          </table:table-cell>
          <table:table-cell table:style-name="ce15" table:formula="of:=IF(AND(ISNUMBER([.$A40]);ISNUMBER([.$B$7]));[.A40]*[.$B$7];&quot;&quot;)" office:value-type="currency" office:currency="EUR" office:value="18" calcext:value-type="currency">
            <text:p>18,00 EUR</text:p>
          </table:table-cell>
          <table:table-cell table:style-name="ce15" table:formula="of:=IF(AND(ISNUMBER([.$A40]);ISNUMBER([.$B$8]));[.A40]*[.$B$8];&quot;&quot;)" office:value-type="currency" office:currency="EUR" office:value="15" calcext:value-type="currency">
            <text:p>15,00 EUR</text:p>
          </table:table-cell>
        </table:table-row>
        <table:table-row table:style-name="ro2" table:number-rows-repeated="24">
          <table:table-cell table:style-name="ce8"/>
          <table:table-cell table:number-columns-repeated="5"/>
        </table:table-row>
        <table:table-row table:style-name="ro2"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08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08P0"/>
    </number:currency-style>
    <number:currency-style style:name="N10107P0" style:volatile="true" number:language="nl" number:country="NL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nl" number:country="NL">
      <style:text-properties fo:color="#ff0000"/>
      <number:currency-symbol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1:01:35.743758349</meta:creation-date>
    <meta:generator>LibreOffice/6.0.4.2$Linux_X86_64 LibreOffice_project/00m0$Build-2</meta:generator>
    <dc:date>2018-12-12T11:25:24.253838013</dc:date>
    <meta:editing-duration>PT11M30S</meta:editing-duration>
    <meta:editing-cycles>3</meta:editing-cycles>
    <meta:document-statistic meta:table-count="1" meta:cell-count="199" meta:object-count="0"/>
  </office:meta>
</office:document-meta>
</file>